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17246" officeooo:paragraph-rsid="0005c012" style:font-size-asian="20pt" style:font-size-complex="20pt"/>
    </style:style>
    <style:style style:name="P2" style:family="paragraph" style:parent-style-name="Standard">
      <style:text-properties fo:font-size="15pt" officeooo:rsid="00194cf9" officeooo:paragraph-rsid="0005c012" style:font-size-asian="15pt" style:font-size-complex="15pt"/>
    </style:style>
    <style:style style:name="T1" style:family="text">
      <style:text-properties officeooo:rsid="001172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3</text:p>
      <text:p text:style-name="P1"/>
      <text:p text:style-name="P2">1)Does ANSI recognize the data type date?</text:p>
      <text:p text:style-name="P2"/>
      <text:p text:style-name="P2"><text:span text:style-name="T1">Ans= </text:span>Yes.</text:p>
      <text:p text:style-name="P2"/>
      <text:p text:style-name="P2">2)Which subdivision of SQL is used to insert values in tables?</text:p>
      <text:p text:style-name="P2"/>
      <text:p text:style-name="P2"><text:span text:style-name="T1">Ans= </text:span>Data manipulation langua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3:12:40.758263495</meta:creation-date>
    <dc:date>2023-09-10T23:13:41.621402983</dc:date>
    <meta:editing-duration>PT1M1S</meta:editing-duration>
    <meta:editing-cycles>1</meta:editing-cycles>
    <meta:document-statistic meta:table-count="0" meta:image-count="0" meta:object-count="0" meta:page-count="1" meta:paragraph-count="5" meta:word-count="25" meta:character-count="156" meta:non-whitespace-character-count="136"/>
    <meta:generator>LibreOffice/7.3.7.2$Linux_X86_64 LibreOffice_project/30$Build-2</meta:generator>
  </office:meta>
</office:document-meta>
</file>